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3.6563in"/>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6-2 Discussion: Heuristics</text:a> </text:h>
      <text:p text:style-name="P3">Michael Surdek posted Feb 10, 2022 5:46 PM</text:p>
      <text:section text:style-name="Sect1" text:name="d2l_1_115_255">
        <text:p text:style-name="P3"><text:bookmark text:name="d2l_1_114_211"/></text:p>
      </text:section>
      <text:section text:style-name="Sect1" text:name="d2l_1_116_264">
        <text:p text:style-name="Text_20_body">Unsupervised learning techniques, such as clustering and association analysis, are often an effective method for developing search heuristics. These are relatively simple and accessible techniques that can improve business practices by means of recommendation systems, targeted marketing, identifying fraud, and much more. Applying clustering and association analysis to the right data, even without any specific outcome, can generate actionable information based on similarities between and across observations.</text:p>
        <text:p text:style-name="Text_20_body">"Heuristics are general recommendations based on practical statistical evidence, in contrast to a fixed set of rules that cannot vary, although guarantee to give the correct answer." (Dzemyda, 2011) For most businesses, especially those just dipping their toe into data science, search heuristics provide a high return on investment at a low cost and risk.</text:p>
        <text:p text:style-name="Text_20_body">Clustering and association analysis are inexpensive and quick to develop. The general recommendations can be integrated directly into an organization's day-to-day operations, where they might help to acquire customers and drive revenue. They are also rarely incorrect, and when they are, the consequences are usually minor, if any. Of course, there are circumstances where a search heuristic and its impact becomes too personal, inappropriate, or unethical. For this reason, it is important to consider any potentially harmful applications as well as inherent biases in the data before deploying a search heuristics model.</text:p>
        <text:p text:style-name="P2">References</text:p>
        <text:p text:style-name="Text_20_body">Dzemyda, Gintautas &amp; Sakalauskas, Leonidas. (2011). <text:span text:style-name="Emphasis">Large-Scale Data Analysis Using Heuristic Methods</text:span>. Informatica, Lith. Acad. Sci.. vol 22. pg 1-10. Retrieved from https://www.researchgate.net/publication/220073917_Large-Scale_Data_Analysis_Using_Heuristic_Methods</text:p>
      </text:section>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8:51:48.881020246</meta:creation-date>
    <dc:date>2022-02-10T18:53:22.473681572</dc:date>
    <meta:editing-duration>PT1M33S</meta:editing-duration>
    <meta:editing-cycles>2</meta:editing-cycles>
    <meta:generator>LibreOffice/6.4.7.2$Linux_X86_64 LibreOffice_project/40$Build-2</meta:generator>
    <meta:document-statistic meta:table-count="0" meta:image-count="0" meta:object-count="0" meta:page-count="1" meta:paragraph-count="7" meta:word-count="249" meta:character-count="1835" meta:non-whitespace-character-count="1592"/>
  </office:meta>
</office:document-meta>
</file>